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style:text-line-through-style="none" style:text-line-through-type="none" officeooo:rsid="14851a81" officeooo:paragraph-rsid="14851a81"/>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text-properties officeooo:rsid="1479deb5" officeooo:paragraph-rsid="1479deb5"/>
    </style:style>
    <style:style style:name="P87" style:family="paragraph" style:parent-style-name="Text_20_body">
      <style:text-properties officeooo:rsid="261c2577" officeooo:paragraph-rsid="1487a359"/>
    </style:style>
    <style:style style:name="P88" style:family="paragraph" style:parent-style-name="Text_20_body">
      <style:text-properties officeooo:rsid="260cf115" officeooo:paragraph-rsid="1487a359"/>
    </style:style>
    <style:style style:name="P89" style:family="paragraph" style:parent-style-name="Text_20_body">
      <style:text-properties officeooo:rsid="26150323" officeooo:paragraph-rsid="1487a359"/>
    </style:style>
    <style:style style:name="P90" style:family="paragraph" style:parent-style-name="Text_20_body">
      <style:text-properties officeooo:rsid="2612f682" officeooo:paragraph-rsid="1487a359"/>
    </style:style>
    <style:style style:name="P91" style:family="paragraph" style:parent-style-name="Text_20_body">
      <style:text-properties officeooo:rsid="148b4f94" officeooo:paragraph-rsid="148b4f94"/>
    </style:style>
    <style:style style:name="P92" style:family="paragraph" style:parent-style-name="Text_20_body" style:list-style-name="L1">
      <style:text-properties officeooo:rsid="0d85039b" officeooo:paragraph-rsid="136e817c"/>
    </style:style>
    <style:style style:name="P93" style:family="paragraph" style:parent-style-name="Text_20_body" style:list-style-name="L2">
      <style:text-properties officeooo:rsid="136fef2d" officeooo:paragraph-rsid="136fef2d"/>
    </style:style>
    <style:style style:name="P94" style:family="paragraph" style:parent-style-name="Text_20_body" style:list-style-name="L3">
      <style:text-properties fo:font-style="normal" officeooo:rsid="139b70f1" officeooo:paragraph-rsid="139b70f1" style:font-style-asian="normal" style:font-style-complex="normal"/>
    </style:style>
    <style:style style:name="P95" style:family="paragraph" style:parent-style-name="Text_20_body" style:list-style-name="L9">
      <style:text-properties fo:font-style="normal" officeooo:rsid="13f27363" officeooo:paragraph-rsid="13e5985b" style:font-style-asian="normal" style:font-style-complex="normal"/>
    </style:style>
    <style:style style:name="P96" style:family="paragraph" style:parent-style-name="Text_20_body" style:list-style-name="L9">
      <style:text-properties fo:font-style="normal" officeooo:rsid="13f27363" officeooo:paragraph-rsid="13f27363" style:font-style-asian="normal" style:font-style-complex="normal"/>
    </style:style>
    <style:style style:name="P97" style:family="paragraph" style:parent-style-name="Text_20_body" style:list-style-name="L4">
      <style:text-properties officeooo:rsid="13b8b5ec" officeooo:paragraph-rsid="13b8b5ec"/>
    </style:style>
    <style:style style:name="P98" style:family="paragraph" style:parent-style-name="Text_20_body" style:list-style-name="L5">
      <style:text-properties officeooo:rsid="13b8b5ec" officeooo:paragraph-rsid="13b8b5ec"/>
    </style:style>
    <style:style style:name="P99" style:family="paragraph" style:parent-style-name="Text_20_body" style:list-style-name="L4">
      <style:text-properties officeooo:rsid="13b90df9" officeooo:paragraph-rsid="13b90df9"/>
    </style:style>
    <style:style style:name="P100" style:family="paragraph" style:parent-style-name="Text_20_body" style:list-style-name="L6">
      <style:text-properties officeooo:rsid="13c31541" officeooo:paragraph-rsid="13c31541"/>
    </style:style>
    <style:style style:name="P101" style:family="paragraph" style:parent-style-name="Text_20_body" style:list-style-name="L6">
      <style:text-properties officeooo:rsid="13c40336" officeooo:paragraph-rsid="13c40336"/>
    </style:style>
    <style:style style:name="P102" style:family="paragraph" style:parent-style-name="Text_20_body" style:list-style-name="L7">
      <style:text-properties officeooo:rsid="13bf06bf" officeooo:paragraph-rsid="13bf06bf"/>
    </style:style>
    <style:style style:name="P103" style:family="paragraph" style:parent-style-name="Text_20_body" style:list-style-name="L7">
      <style:text-properties officeooo:rsid="13bf8e7e" officeooo:paragraph-rsid="13bf8e7e"/>
    </style:style>
    <style:style style:name="P104" style:family="paragraph" style:parent-style-name="Text_20_body" style:list-style-name="L8">
      <style:text-properties officeooo:rsid="13bb9e30" officeooo:paragraph-rsid="13bb9e30"/>
    </style:style>
    <style:style style:name="P105" style:family="paragraph" style:parent-style-name="Text_20_body" style:list-style-name="L8">
      <style:text-properties officeooo:rsid="13bcdf10" officeooo:paragraph-rsid="13bcdf10"/>
    </style:style>
    <style:style style:name="P106" style:family="paragraph" style:parent-style-name="Text_20_body" style:list-style-name="L9">
      <style:text-properties officeooo:rsid="13f27363" officeooo:paragraph-rsid="13f27363"/>
    </style:style>
    <style:style style:name="P107" style:family="paragraph" style:parent-style-name="Text_20_body" style:list-style-name="L10">
      <style:text-properties officeooo:paragraph-rsid="13cbf0d8"/>
    </style:style>
    <style:style style:name="P108" style:family="paragraph" style:parent-style-name="Text_20_body" style:list-style-name="L10">
      <style:text-properties officeooo:rsid="13cbf0d8" officeooo:paragraph-rsid="13cbf0d8"/>
    </style:style>
    <style:style style:name="P109" style:family="paragraph" style:parent-style-name="Text_20_body" style:list-style-name="L10">
      <style:text-properties officeooo:rsid="13d19125" officeooo:paragraph-rsid="13d19125"/>
    </style:style>
    <style:style style:name="P110" style:family="paragraph" style:parent-style-name="Text_20_body" style:list-style-name="L11">
      <style:text-properties officeooo:rsid="14031444" officeooo:paragraph-rsid="14031444"/>
    </style:style>
    <style:style style:name="P111" style:family="paragraph" style:parent-style-name="Heading_20_1">
      <style:text-properties officeooo:rsid="0d85039b" officeooo:paragraph-rsid="136e817c"/>
    </style:style>
    <style:style style:name="P112" style:family="paragraph" style:parent-style-name="Heading_20_1">
      <style:text-properties officeooo:rsid="1477d458" officeooo:paragraph-rsid="1477d458"/>
    </style:style>
    <style:style style:name="P113" style:family="paragraph" style:parent-style-name="Heading_20_1">
      <style:text-properties fo:font-style="normal" officeooo:rsid="14869774" officeooo:paragraph-rsid="14869774" style:font-style-asian="normal" style:font-style-complex="normal"/>
    </style:style>
    <style:style style:name="P114" style:family="paragraph" style:parent-style-name="Heading_20_1">
      <style:text-properties officeooo:rsid="13823753" officeooo:paragraph-rsid="13bb4c37"/>
    </style:style>
    <style:style style:name="P115" style:family="paragraph" style:parent-style-name="Heading_20_3">
      <style:text-properties officeooo:paragraph-rsid="136e817c"/>
    </style:style>
    <style:style style:name="P116" style:family="paragraph" style:parent-style-name="Heading_20_3">
      <style:text-properties officeooo:rsid="1394389c" officeooo:paragraph-rsid="1394389c"/>
    </style:style>
    <style:style style:name="P117" style:family="paragraph" style:parent-style-name="Heading_20_3">
      <style:text-properties officeooo:rsid="1390193e" officeooo:paragraph-rsid="1390193e"/>
    </style:style>
    <style:style style:name="P118" style:family="paragraph" style:parent-style-name="Heading_20_3">
      <style:text-properties officeooo:rsid="1390193e" officeooo:paragraph-rsid="14461ef7"/>
    </style:style>
    <style:style style:name="P119" style:family="paragraph" style:parent-style-name="Heading_20_3">
      <style:text-properties officeooo:paragraph-rsid="138abef6"/>
    </style:style>
    <style:style style:name="P120" style:family="paragraph" style:parent-style-name="Heading_20_3">
      <style:text-properties officeooo:rsid="138abef6" officeooo:paragraph-rsid="138abef6"/>
    </style:style>
    <style:style style:name="P121" style:family="paragraph" style:parent-style-name="Heading_20_3">
      <style:text-properties officeooo:paragraph-rsid="13a63a28"/>
    </style:style>
    <style:style style:name="P122" style:family="paragraph" style:parent-style-name="Heading_20_3">
      <style:text-properties officeooo:rsid="145bc836" officeooo:paragraph-rsid="145bc836"/>
    </style:style>
    <style:style style:name="P123" style:family="paragraph" style:parent-style-name="Heading_20_3">
      <style:text-properties fo:font-style="normal" officeooo:rsid="1416b74f" officeooo:paragraph-rsid="1416b74f" style:font-style-asian="normal" style:font-style-complex="normal"/>
    </style:style>
    <style:style style:name="P124" style:family="paragraph" style:parent-style-name="Heading_20_4">
      <style:text-properties style:text-line-through-style="none" style:text-line-through-type="none" officeooo:rsid="13ade463" officeooo:paragraph-rsid="13ade463"/>
    </style:style>
    <style:style style:name="P125" style:family="paragraph" style:parent-style-name="Heading_20_4">
      <style:text-properties style:text-line-through-style="none" style:text-line-through-type="none" officeooo:rsid="1483ac69" officeooo:paragraph-rsid="1483ac69"/>
    </style:style>
    <style:style style:name="P126" style:family="paragraph" style:parent-style-name="Heading_20_4">
      <style:text-properties style:text-line-through-style="none" style:text-line-through-type="none" officeooo:rsid="1394389c" officeooo:paragraph-rsid="1394389c"/>
    </style:style>
    <style:style style:name="P127" style:family="paragraph" style:parent-style-name="Heading_20_4">
      <style:text-properties officeooo:paragraph-rsid="14461ef7"/>
    </style:style>
    <style:style style:name="P128" style:family="paragraph" style:parent-style-name="Heading_20_4">
      <style:text-properties fo:language="cs" fo:country="CZ" officeooo:rsid="147e0f9f" officeooo:paragraph-rsid="147e0f9f"/>
    </style:style>
    <style:style style:name="P129" style:family="paragraph" style:parent-style-name="Heading_20_4">
      <style:text-properties style:text-line-through-style="solid" style:text-line-through-type="single"/>
    </style:style>
    <style:style style:name="P130" style:family="paragraph" style:parent-style-name="Heading_20_4">
      <style:text-properties officeooo:rsid="1481349b" officeooo:paragraph-rsid="1481349b"/>
    </style:style>
    <style:style style:name="P131" style:family="paragraph" style:parent-style-name="Heading_20_4">
      <style:text-properties officeooo:rsid="147b0f6a" officeooo:paragraph-rsid="147b0f6a"/>
    </style:style>
    <style:style style:name="P132" style:family="paragraph" style:parent-style-name="Heading_20_4">
      <style:text-properties officeooo:rsid="13b55240" officeooo:paragraph-rsid="13b55240"/>
    </style:style>
    <style:style style:name="P133" style:family="paragraph" style:parent-style-name="Heading_20_4">
      <style:text-properties officeooo:rsid="13b3b842" officeooo:paragraph-rsid="13b3b842"/>
    </style:style>
    <style:style style:name="P134" style:family="paragraph" style:parent-style-name="Heading_20_4">
      <style:text-properties officeooo:rsid="143681cc" officeooo:paragraph-rsid="143681cc"/>
    </style:style>
    <style:style style:name="P135" style:family="paragraph" style:parent-style-name="Heading_20_4">
      <style:text-properties officeooo:rsid="14317859" officeooo:paragraph-rsid="14317859"/>
    </style:style>
    <style:style style:name="P136" style:family="paragraph" style:parent-style-name="Heading_20_4">
      <style:text-properties officeooo:paragraph-rsid="13a63a28"/>
    </style:style>
    <style:style style:name="P137" style:family="paragraph" style:parent-style-name="Heading_20_4">
      <style:text-properties officeooo:paragraph-rsid="13e84c22"/>
    </style:style>
    <style:style style:name="P138" style:family="paragraph" style:parent-style-name="Heading_20_4">
      <style:text-properties officeooo:paragraph-rsid="13e98c97"/>
    </style:style>
    <style:style style:name="P139" style:family="paragraph" style:parent-style-name="Heading_20_4">
      <style:text-properties officeooo:paragraph-rsid="13ed3edc"/>
    </style:style>
    <style:style style:name="P140" style:family="paragraph" style:parent-style-name="Heading_20_4">
      <style:text-properties officeooo:rsid="147a5566" officeooo:paragraph-rsid="147a5566"/>
    </style:style>
    <style:style style:name="P141" style:family="paragraph" style:parent-style-name="Heading_20_2" style:master-page-name="Standard">
      <style:paragraph-properties style:page-number="auto"/>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fo:font-style="italic" officeooo:rsid="260ddd58"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260ddd58" style:font-style-asian="italic" style:font-weight-asian="bold" style:font-style-complex="italic" style:font-weight-complex="bold"/>
    </style:style>
    <style:style style:name="T28" style:family="text">
      <style:text-properties fo:font-style="italic" fo:font-weight="bold" officeooo:rsid="148a2bf2" style:font-style-asian="italic" style:font-weight-asian="bold" style:font-style-complex="italic" style:font-weight-complex="bold"/>
    </style:style>
    <style:style style:name="T29" style:family="text">
      <style:text-properties officeooo:rsid="136fef2d"/>
    </style:style>
    <style:style style:name="T30" style:family="text">
      <style:text-properties officeooo:rsid="1372f038"/>
    </style:style>
    <style:style style:name="T31" style:family="text">
      <style:text-properties officeooo:rsid="1375be7c"/>
    </style:style>
    <style:style style:name="T32" style:family="text">
      <style:text-properties officeooo:rsid="1379199d"/>
    </style:style>
    <style:style style:name="T33" style:family="text">
      <style:text-properties officeooo:rsid="137c083e"/>
    </style:style>
    <style:style style:name="T34" style:family="text">
      <style:text-properties officeooo:rsid="1380d7ab"/>
    </style:style>
    <style:style style:name="T35" style:family="text">
      <style:text-properties officeooo:rsid="1382a0ae"/>
    </style:style>
    <style:style style:name="T36" style:family="text">
      <style:text-properties fo:font-style="normal" style:font-style-asian="normal" style:font-style-complex="normal"/>
    </style:style>
    <style:style style:name="T37" style:family="text">
      <style:text-properties fo:font-style="normal" officeooo:rsid="1382a0ae" style:font-style-asian="normal" style:font-style-complex="normal"/>
    </style:style>
    <style:style style:name="T38" style:family="text">
      <style:text-properties fo:font-style="normal" officeooo:rsid="141098ec" style:font-style-asian="normal" style:font-style-complex="normal"/>
    </style:style>
    <style:style style:name="T39" style:family="text">
      <style:text-properties fo:font-style="normal" officeooo:rsid="13eab827" style:font-style-asian="normal" style:font-style-complex="normal"/>
    </style:style>
    <style:style style:name="T40" style:family="text">
      <style:text-properties fo:font-style="normal" officeooo:rsid="13839b66" style:font-style-asian="normal" style:font-style-complex="normal"/>
    </style:style>
    <style:style style:name="T41" style:family="text">
      <style:text-properties fo:font-style="normal" officeooo:rsid="1387105c" style:font-style-asian="normal" style:font-style-complex="normal"/>
    </style:style>
    <style:style style:name="T42" style:family="text">
      <style:text-properties fo:font-style="normal" officeooo:rsid="13e73598" style:font-style-asian="normal" style:font-style-complex="normal"/>
    </style:style>
    <style:style style:name="T43" style:family="text">
      <style:text-properties fo:font-style="normal" officeooo:rsid="0d7362c4" style:font-style-asian="normal" style:font-style-complex="normal"/>
    </style:style>
    <style:style style:name="T44" style:family="text">
      <style:text-properties fo:font-style="normal" officeooo:rsid="1394389c" style:font-style-asian="normal" style:font-style-complex="normal"/>
    </style:style>
    <style:style style:name="T45" style:family="text">
      <style:text-properties fo:font-style="normal" officeooo:rsid="13980836" style:font-style-asian="normal" style:font-style-complex="normal"/>
    </style:style>
    <style:style style:name="T46" style:family="text">
      <style:text-properties fo:font-style="normal" officeooo:rsid="139a6b80" style:font-style-asian="normal" style:font-style-complex="normal"/>
    </style:style>
    <style:style style:name="T47" style:family="text">
      <style:text-properties fo:font-style="normal" officeooo:rsid="139b0720" style:font-style-asian="normal" style:font-style-complex="normal"/>
    </style:style>
    <style:style style:name="T48" style:family="text">
      <style:text-properties fo:font-style="normal" officeooo:rsid="139ebae3" style:font-style-asian="normal" style:font-style-complex="normal"/>
    </style:style>
    <style:style style:name="T49" style:family="text">
      <style:text-properties fo:font-style="normal" officeooo:rsid="13bb4c37" style:font-style-asian="normal" style:font-style-complex="normal"/>
    </style:style>
    <style:style style:name="T50" style:family="text">
      <style:text-properties fo:font-style="normal" officeooo:rsid="13dd3ecd" style:font-style-asian="normal" style:font-style-complex="normal"/>
    </style:style>
    <style:style style:name="T51" style:family="text">
      <style:text-properties fo:font-style="normal" officeooo:rsid="13f337a4" style:font-style-asian="normal" style:font-style-complex="normal"/>
    </style:style>
    <style:style style:name="T52" style:family="text">
      <style:text-properties fo:font-style="normal" officeooo:rsid="13f3ea85" style:font-style-asian="normal" style:font-style-complex="normal"/>
    </style:style>
    <style:style style:name="T53" style:family="text">
      <style:text-properties fo:font-style="normal" officeooo:rsid="13f8a4d3" style:font-style-asian="normal" style:font-style-complex="normal"/>
    </style:style>
    <style:style style:name="T54" style:family="text">
      <style:text-properties fo:font-style="normal" officeooo:rsid="13f9edd0" style:font-style-asian="normal" style:font-style-complex="normal"/>
    </style:style>
    <style:style style:name="T55" style:family="text">
      <style:text-properties fo:font-style="normal" officeooo:rsid="141268c5" style:font-style-asian="normal" style:font-style-complex="normal"/>
    </style:style>
    <style:style style:name="T56" style:family="text">
      <style:text-properties fo:font-style="normal" officeooo:rsid="14183bba" style:font-style-asian="normal" style:font-style-complex="normal"/>
    </style:style>
    <style:style style:name="T57" style:family="text">
      <style:text-properties fo:font-style="normal" officeooo:rsid="13eb767d" style:font-style-asian="normal" style:font-style-complex="normal"/>
    </style:style>
    <style:style style:name="T58" style:family="text">
      <style:text-properties fo:font-style="normal" officeooo:rsid="142fd1fa" style:font-style-asian="normal" style:font-style-complex="normal"/>
    </style:style>
    <style:style style:name="T59" style:family="text">
      <style:text-properties fo:font-style="normal" officeooo:rsid="145bc836" style:font-style-asian="normal" style:font-style-complex="normal"/>
    </style:style>
    <style:style style:name="T60" style:family="text">
      <style:text-properties fo:font-style="normal" officeooo:rsid="145fdffa" style:font-style-asian="normal" style:font-style-complex="normal"/>
    </style:style>
    <style:style style:name="T61" style:family="text">
      <style:text-properties fo:font-style="normal" officeooo:rsid="14869774" style:font-style-asian="normal" style:font-style-complex="normal"/>
    </style:style>
    <style:style style:name="T62" style:family="text">
      <style:text-properties officeooo:rsid="138abef6"/>
    </style:style>
    <style:style style:name="T63" style:family="text">
      <style:text-properties officeooo:rsid="138eb15a"/>
    </style:style>
    <style:style style:name="T64" style:family="text">
      <style:text-properties officeooo:rsid="138ed14b"/>
    </style:style>
    <style:style style:name="T65" style:family="text">
      <style:text-properties officeooo:rsid="13a18d66"/>
    </style:style>
    <style:style style:name="T66" style:family="text">
      <style:text-properties officeooo:rsid="13a63a28"/>
    </style:style>
    <style:style style:name="T67" style:family="text">
      <style:text-properties style:text-line-through-style="none" style:text-line-through-type="none"/>
    </style:style>
    <style:style style:name="T68" style:family="text">
      <style:text-properties style:text-line-through-style="none" style:text-line-through-type="none" officeooo:rsid="1394389c"/>
    </style:style>
    <style:style style:name="T69" style:family="text">
      <style:text-properties style:text-line-through-style="none" style:text-line-through-type="none" officeooo:rsid="13ade463"/>
    </style:style>
    <style:style style:name="T70" style:family="text">
      <style:text-properties style:text-line-through-style="none" style:text-line-through-type="none" officeooo:rsid="14851a81"/>
    </style:style>
    <style:style style:name="T71" style:family="text">
      <style:text-properties style:text-line-through-style="none" style:text-line-through-type="none" officeooo:rsid="148d0a67"/>
    </style:style>
    <style:style style:name="T72" style:family="text">
      <style:text-properties officeooo:rsid="13be92c6"/>
    </style:style>
    <style:style style:name="T73" style:family="text">
      <style:text-properties officeooo:rsid="13c16fe9"/>
    </style:style>
    <style:style style:name="T74" style:family="text">
      <style:text-properties officeooo:rsid="13c2f26a"/>
    </style:style>
    <style:style style:name="T75" style:family="text">
      <style:text-properties officeooo:rsid="13c322ae"/>
    </style:style>
    <style:style style:name="T76" style:family="text">
      <style:text-properties officeooo:rsid="13c38c9b"/>
    </style:style>
    <style:style style:name="T77" style:family="text">
      <style:text-properties officeooo:rsid="13c5f5a0"/>
    </style:style>
    <style:style style:name="T78" style:family="text">
      <style:text-properties officeooo:rsid="13c7173e"/>
    </style:style>
    <style:style style:name="T79" style:family="text">
      <style:text-properties officeooo:rsid="13d08239"/>
    </style:style>
    <style:style style:name="T80" style:family="text">
      <style:text-properties officeooo:rsid="13d19125"/>
    </style:style>
    <style:style style:name="T81" style:family="text">
      <style:text-properties officeooo:rsid="13d31ac5"/>
    </style:style>
    <style:style style:name="T82" style:family="text">
      <style:text-properties officeooo:rsid="13d3255b"/>
    </style:style>
    <style:style style:name="T83" style:family="text">
      <style:text-properties officeooo:rsid="13d382bc"/>
    </style:style>
    <style:style style:name="T84" style:family="text">
      <style:text-properties officeooo:rsid="13d4b52f"/>
    </style:style>
    <style:style style:name="T85" style:family="text">
      <style:text-properties officeooo:rsid="13d5513e"/>
    </style:style>
    <style:style style:name="T86" style:family="text">
      <style:text-properties officeooo:rsid="13d68edc"/>
    </style:style>
    <style:style style:name="T87" style:family="text">
      <style:text-properties officeooo:rsid="13dd3ecd"/>
    </style:style>
    <style:style style:name="T88" style:family="text">
      <style:text-properties officeooo:rsid="13e0d6aa"/>
    </style:style>
    <style:style style:name="T89" style:family="text">
      <style:text-properties officeooo:rsid="13e84c22"/>
    </style:style>
    <style:style style:name="T90" style:family="text">
      <style:text-properties officeooo:rsid="13e98c97"/>
    </style:style>
    <style:style style:name="T91" style:family="text">
      <style:text-properties officeooo:rsid="13ec2338"/>
    </style:style>
    <style:style style:name="T92" style:family="text">
      <style:text-properties officeooo:rsid="13ed3edc"/>
    </style:style>
    <style:style style:name="T93" style:family="text">
      <style:text-properties officeooo:rsid="13ee6989"/>
    </style:style>
    <style:style style:name="T94" style:family="text">
      <style:text-properties officeooo:rsid="13f00af9"/>
    </style:style>
    <style:style style:name="T95" style:family="text">
      <style:text-properties officeooo:rsid="13f16f10"/>
    </style:style>
    <style:style style:name="T96" style:family="text">
      <style:text-properties officeooo:rsid="13fdb51d"/>
    </style:style>
    <style:style style:name="T97" style:family="text">
      <style:text-properties officeooo:rsid="14049dbf"/>
    </style:style>
    <style:style style:name="T98" style:family="text">
      <style:text-properties officeooo:rsid="1409b261"/>
    </style:style>
    <style:style style:name="T99" style:family="text">
      <style:text-properties officeooo:rsid="140bef0d"/>
    </style:style>
    <style:style style:name="T100" style:family="text">
      <style:text-properties officeooo:rsid="1414a8fb"/>
    </style:style>
    <style:style style:name="T101" style:family="text">
      <style:text-properties officeooo:rsid="1419996b"/>
    </style:style>
    <style:style style:name="T102" style:family="text">
      <style:text-properties officeooo:rsid="141a7ca0"/>
    </style:style>
    <style:style style:name="T103" style:family="text">
      <style:text-properties officeooo:rsid="141c4d9a"/>
    </style:style>
    <style:style style:name="T104" style:family="text">
      <style:text-properties officeooo:rsid="1420d6bc"/>
    </style:style>
    <style:style style:name="T105" style:family="text">
      <style:text-properties officeooo:rsid="1422b389"/>
    </style:style>
    <style:style style:name="T106" style:family="text">
      <style:text-properties officeooo:rsid="142473f8"/>
    </style:style>
    <style:style style:name="T107" style:family="text">
      <style:text-properties officeooo:rsid="14262703"/>
    </style:style>
    <style:style style:name="T108" style:family="text">
      <style:text-properties officeooo:rsid="142694fa"/>
    </style:style>
    <style:style style:name="T109" style:family="text">
      <style:text-properties officeooo:rsid="142746dc"/>
    </style:style>
    <style:style style:name="T110" style:family="text">
      <style:text-properties officeooo:rsid="1428a94b"/>
    </style:style>
    <style:style style:name="T111" style:family="text">
      <style:text-properties officeooo:rsid="142b2ff9"/>
    </style:style>
    <style:style style:name="T112" style:family="text">
      <style:text-properties officeooo:rsid="1434e34d"/>
    </style:style>
    <style:style style:name="T113" style:family="text">
      <style:text-properties officeooo:rsid="1435f7b8"/>
    </style:style>
    <style:style style:name="T114" style:family="text">
      <style:text-properties officeooo:rsid="143816f3"/>
    </style:style>
    <style:style style:name="T115" style:family="text">
      <style:text-properties officeooo:rsid="143fb12d"/>
    </style:style>
    <style:style style:name="T116" style:family="text">
      <style:text-properties officeooo:rsid="14414878"/>
    </style:style>
    <style:style style:name="T117" style:family="text">
      <style:text-properties officeooo:rsid="1446160b"/>
    </style:style>
    <style:style style:name="T118" style:family="text">
      <style:text-properties officeooo:rsid="14488a14"/>
    </style:style>
    <style:style style:name="T119" style:family="text">
      <style:text-properties officeooo:rsid="1448e4f7"/>
    </style:style>
    <style:style style:name="T120" style:family="text">
      <style:text-properties officeooo:rsid="13eab827"/>
    </style:style>
    <style:style style:name="T121" style:family="text">
      <style:text-properties officeooo:rsid="144dff00"/>
    </style:style>
    <style:style style:name="T122" style:family="text">
      <style:text-properties officeooo:rsid="144eea22"/>
    </style:style>
    <style:style style:name="T123" style:family="text">
      <style:text-properties officeooo:rsid="14509d75"/>
    </style:style>
    <style:style style:name="T124" style:family="text">
      <style:text-properties officeooo:rsid="1457643e"/>
    </style:style>
    <style:style style:name="T125" style:family="text">
      <style:text-properties officeooo:rsid="14582212"/>
    </style:style>
    <style:style style:name="T126" style:family="text">
      <style:text-properties officeooo:rsid="1459fc25"/>
    </style:style>
    <style:style style:name="T127" style:family="text">
      <style:text-properties officeooo:rsid="1461c2a0"/>
    </style:style>
    <style:style style:name="T128" style:family="text">
      <style:text-properties officeooo:rsid="1463e25c"/>
    </style:style>
    <style:style style:name="T129" style:family="text">
      <style:text-properties officeooo:rsid="1465280f"/>
    </style:style>
    <style:style style:name="T130" style:family="text">
      <style:text-properties officeooo:rsid="14660645"/>
    </style:style>
    <style:style style:name="T131" style:family="text">
      <style:text-properties officeooo:rsid="146a70dd"/>
    </style:style>
    <style:style style:name="T132" style:family="text">
      <style:text-properties officeooo:rsid="14742412"/>
    </style:style>
    <style:style style:name="T133" style:family="text">
      <style:text-properties officeooo:rsid="147b0f6a"/>
    </style:style>
    <style:style style:name="T134" style:family="text">
      <style:text-properties officeooo:rsid="14851a81"/>
    </style:style>
    <style:style style:name="T135" style:family="text">
      <style:text-properties officeooo:rsid="260ddd58"/>
    </style:style>
    <style:style style:name="T136" style:family="text">
      <style:text-properties officeooo:rsid="2616d6e4"/>
    </style:style>
    <style:style style:name="T137" style:family="text">
      <style:text-properties officeooo:rsid="2617d30d"/>
    </style:style>
    <style:style style:name="T138" style:family="text">
      <style:text-properties officeooo:rsid="261b06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111"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97762244" text:style-name="L1">
        <text:list-item>
          <text:p text:style-name="P92">stane se něco jinýho (silnějšího?)</text:p>
        </text:list-item>
        <text:list-item>
          <text:p text:style-name="P92">Přibude na kostce další možnost (původně se něco dělo jen na 4, teď to bude i na 3).</text:p>
        </text:list-item>
        <text:list-item>
          <text:p text:style-name="P92">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9">Formule může být přímo napsána na předmětu, ale taky nemusí. Může být třeba jinde v dungeonu, a podobně.</text:span></text:p>
      <text:p text:style-name="P10">/* Q: Vypíše identifikace všechny aktivační formule předmětu? */</text:p>
      <text:list xml:id="list4016916660" text:style-name="L2">
        <text:list-item>
          <text:p text:style-name="P93">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1">Je to formule, takže se dá aktivace provést spolu s jinou činností, třeba s útokem.</text:span> */</text:p>
      <text:h text:style-name="P115"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15"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4">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16" text:outline-level="3">Runy</text:h>
      <text:p text:style-name="P91">https://www.deviantart.com/chimeradragonfang/art/Zelian-Rune-Stone-Warrior-172444661</text:p>
      <text:h text:style-name="P124" text:outline-level="4">Runa světla</text:h>
      <text:p text:style-name="P28"><text:span text:style-name="T69">D</text:span><text:span text:style-name="T67">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125" text:outline-level="4"><text:span text:style-name="T134">Starší r</text:span>una věčnosti</text:h>
      <text:p text:style-name="P85"><text:span text:style-name="T67">Dokud máš tuto runu u sebe a připoutanou, </text:span><text:span text:style-name="T70">na tvoje tělo </text:span><text:span text:style-name="T67">nepůsobí tok času. Nestárneš, nepotřebuješ jíst ani pít</text:span><text:span text:style-name="T70">, nerostou ti vlasy ani vousy a tak dále. Pokud jsi otrávený, působení jedu </text:span><text:span text:style-name="T71">se zastaví:</text:span><text:span text:style-name="T70"> </text:span><text:span text:style-name="T71">dále trvají</text:span><text:span text:style-name="T70">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0">;/* Tohle je elder (starší) runa, velmi mocná */</text:p>
      <text:h text:style-name="P126" text:outline-level="4"><text:soft-page-break/>Teleportační runa</text:h>
      <text:p text:style-name="P26"><text:span text:style-name="T68">D</text:span><text:span text:style-name="T67">uše</text:span></text:p>
      <text:p text:style-name="P22">Malá kamenná tabulka s vyrytou runou.</text:p>
      <text:p text:style-name="Example">/* <text:span text:style-name="T65">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2">K</text:span><text:span text:style-name="T44">dyž máš tuto runu připoutanou a </text:span><text:span text:style-name="T46">nahlas ji</text:span><text:span text:style-name="T44"> vyslovíš, pře</text:span><text:span text:style-name="T46">místíš se k ní spolu se vším, co neseš. </text:span><text:span text:style-name="T44">Runu při tom nemusíš vidět, musí od tebe ale být nejvýše v dlouhé vzdálenosti</text:span><text:span text:style-name="T43">. </text:span><text:span text:style-name="T44">Platí </text:span><text:span text:style-name="T48">všechny</text:span><text:span text:style-name="T46"> </text:span><text:span text:style-name="T44">podmínky u</text:span><text:span text:style-name="T46">vedené u</text:span><text:span text:style-name="T44"> kouzla </text:span><text:span text:style-name="T18">Hyperprostor</text:span><text:span text:style-name="T44">, </text:span><text:span text:style-name="T47">musíš se</text:span><text:span text:style-name="T44"> tedy například k runě vejít a musí ho to </text:span><text:span text:style-name="T45">tam</text:span><text:span text:style-name="T44"> unést.</text:span></text:p>
      <text:list xml:id="list2141845087" text:style-name="L3">
        <text:list-item>
          <text:p text:style-name="P94">Připoutanou runu můžeš také někam hodit nebo jinak dopravit a pak se k ní přemístit.</text:p>
        </text:list-item>
      </text:list>
      <text:h text:style-name="P117" text:outline-level="3">Prsteny</text:h>
      <text:h text:style-name="P118" text:outline-level="3">Amulety</text:h>
      <text:h text:style-name="P127"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8">druh</text:span> – <text:span text:style-name="T118">elfský </text:span>meč bude <text:span text:style-name="T118">například</text:span> vypadat jako ork<text:span text:style-name="T119">ský</text:span> meč. <text:span text:style-name="T118">Dokud iluze trvá, odložené předměty zachovávají svou podobu.</text:span></text:p>
      <text:h text:style-name="Heading_20_3" text:outline-level="3"><text:soft-page-break/>Hůlky</text:h>
      <text:h text:style-name="Heading_20_4" text:outline-level="4">Hůlka ohně</text:h>
      <text:p text:style-name="P24">Duše</text:p>
      <text:p text:style-name="P17">Hlavici této hůlky tvoří středně velký rubín, tlumeně žhnoucí vnitřním světlem. Je na ní vyryt nápis staroelfskými runami: <text:span text:style-name="T8">Ohnivá šipka</text:span><text:span text:style-name="T37">.</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40"> </text:span><text:span text:style-name="T57">proti </text:span><text:span text:style-name="T38">Finese </text:span><text:span text:style-name="T58">(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7"> </text:span><text:span text:style-name="T40">krátký</text:span><text:span text:style-name="T38"> (</text:span><text:span text:style-name="T40">1</text:span><text:span text:style-name="T38">b)</text:span><text:span text:style-name="T37"><text:line-break/></text:span><text:span text:style-name="T8">Rozsah:</text:span><text:span text:style-name="T37"> 1 </text:span><text:span text:style-name="T39">cíl (0b)</text:span></text:p>
      <text:h text:style-name="Heading_20_4" text:outline-level="4">Hůlka iluzorní zdi</text:h>
      <text:p text:style-name="P11"><text:span text:style-name="T120">T</text:span>am, kde <text:span text:style-name="T122">touto</text:span> <text:span text:style-name="T121">hůlkou</text:span> po vyslovení kouzelné formule uděláš pomyslnou čáru, bude stát iluzorní zeď. Její délka<text:span text:style-name="T120"> nepřesáhne krátkou vzdálenost. </text:span>Její vzhled bude sedět<text:span text:style-name="T120">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23">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text:soft-page-break/>Popravčí meč</text:h>
      <text:p text:style-name="P2">/* Vorpal sword, <text:span text:style-name="T30">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IDEA: Snižuje mez pro okamžitou smrt o 2 (Tzn. <text:span text:style-name="T128">například</text:span> goblina, který má 4 žt, na místě zabije už rána za 2 žt).</text:p>
      <text:p text:style-name="P15">Nově: Nejen mez pro okamžitou smrt, ale i pro vážná zranění.</text:p>
      <text:h text:style-name="P128"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32">Holy symbol, meč proti nemrtvým, atd.</text:span> */</text:p>
      <text:p text:style-name="Text_20_body">/* <text:span text:style-name="T33">Obecná idea je, že „odvracení nemrtvých“ bude přes item (holy symbol), nikoliv kouzlo</text:span> */</text:p>
      <text:p text:style-name="Text_20_body">- <text:span text:style-name="T32">odvracení nemrtvých, nebo možná nějaká přidaná damage proti nemrtvým.</text:span></text:p>
      <text:h text:style-name="P119" text:outline-level="3">Zbr<text:span text:style-name="T62">oje a štíty</text:span></text:h>
      <text:h text:style-name="P129" text:outline-level="4">Elfí kroužková zbroj</text:h>
      <text:p text:style-name="P69">/* <text:span text:style-name="T114">Možná nemagická?</text:span> */</text:p>
      <text:p text:style-name="P69">Těžká zbroj, ale postih na plížení a akrobacii je jen -1. Postih na kouzlení je stále -2.</text:p>
      <text:p text:style-name="P69">/* <text:span text:style-name="T127">Tohle nebrat, pak by thiefové nenosili nic jiného.</text:span> */</text:p>
      <text:h text:style-name="Heading_20_4" text:outline-level="4"><text:soft-page-break/>Sluneční štít</text:h>
      <text:p text:style-name="P44">Malý štít se zlatým symbolem slunce. Po vyslovení zaklínací formule krátce jasně zazáří.</text:p>
      <text:p text:style-name="P70">Oslepení: <text:span text:style-name="T7">Vytvoření nevýhody</text:span> <text:span text:style-name="T116">(Finesou) </text:span>s bonusem +2 k hodu <text:span text:style-name="T115">na všechny cíle v krátkém dosahu</text:span>, <text:span text:style-name="T115">ale nevýhoda trvá jen na 1 kolo.</text:span></text:p>
      <text:h text:style-name="Heading_20_4" text:outline-level="4">Magnetický štít</text:h>
      <text:p text:style-name="P37">Síla</text:p>
      <text:p text:style-name="P71">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7">nebo ocelovou</text:span> zbraň. Zbraň zůstane přichycená na štítu.</text:p>
      <text:h text:style-name="Heading_20_4" text:outline-level="4">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32"> Také na něj jde bubnovat.</text:span></text:p>
      <text:h text:style-name="P130" text:outline-level="4">Zbroj pomalého pádu</text:h>
      <text:p text:style-name="P84"><text:span text:style-name="T7">Zbroj:</text:span> 1<text:line-break/><text:span text:style-name="T7">Postih:</text:span> -1<text:line-break/><text:span text:style-name="T7">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text:soft-page-break/>Pytle a batohy</text:h>
      <text:h text:style-name="Heading_20_4" text:outline-level="4"><text:span text:style-name="T63">Torna</text:span> beztíže</text:h>
      <text:p text:style-name="P39">Síla</text:p>
      <text:p text:style-name="P20">Vložené předměty nic neváží. <text:span text:style-name="T64">Nosit tuto tornu nedává nevýhodu nehledě na to, jak moc je plná.</text:span></text:p>
      <text:h text:style-name="P120" text:outline-level="3">Oděv</text:h>
      <text:h text:style-name="P131" text:outline-level="4">Hadí maska</text:h>
      <text:p text:style-name="P83">Když si <text:span text:style-name="T7">Hadí masku</text:span> připoutáš a nasadíš, hadi ožijí a propůjčí ti svůj zrak. <text:span text:style-name="T133">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32" text:outline-level="4">Pancéřové rukavice</text:h>
      <text:p text:style-name="P46">(Trpaslická práce)</text:p>
      <text:p text:style-name="P30">Síla</text:p>
      <text:p text:style-name="P46">V těchto železných rukavicích můžeš bez nebezpečí mlátit do kamenné zdi.</text:p>
      <text:list xml:id="list180523183" text:style-name="L4">
        <text:list-item>
          <text:p text:style-name="P97">Samy o sobě slouží jako zbraň 1/0.</text:p>
          <text:list>
            <text:list-item>
              <text:p text:style-name="P99">Improvizovaná střední zbraň.</text:p>
            </text:list-item>
          </text:list>
        </text:list-item>
      </text:list>
      <text:list xml:id="list1649966286" text:style-name="L5">
        <text:list-item>
          <text:p text:style-name="P98">Při prorážení bariér se počítají jako těžká zbraň.</text:p>
        </text:list-item>
      </text:list>
      <text:h text:style-name="P133" text:outline-level="4"><text:soft-page-break/>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Speciální</text:h>
      <text:h text:style-name="P134" text:outline-level="4">Elfí lano</text:h>
      <text:p text:style-name="P36">Finesa</text:p>
      <text:p text:style-name="P68"><text:span text:style-name="T126">2</text:span>0 metrů lehkého, ale pevného lana. Po vyslovení zaklínací formule se na něm rozváží všechny uzly.</text:p>
      <text:h text:style-name="P135" text:outline-level="4">Strážn<text:span text:style-name="T113">ý</text:span> zvonek</text:h>
      <text:p text:style-name="P35">Finesa</text:p>
      <text:p text:style-name="P67"><text:span text:style-name="T125">Tento zvonek z</text:span>azvoní <text:span text:style-name="T112">pokaždé</text:span>, když <text:span text:style-name="T124">se</text:span> do krátké vzdálenosti od něj <text:span text:style-name="T124">dostane tvor schopný ti vážně ublížit.</text:span></text:p>
      <text:h text:style-name="Heading_20_4" text:outline-level="4">Ovládací předmět<text:span text:style-name="T77">y</text:span></text:h>
      <text:p text:style-name="P33">Duše</text:p>
      <text:p text:style-name="P49">Může to být kde co – hůlka, <text:span text:style-name="T78">čelenka, náramek</text:span>, atp. Připoutání předmětu postavě umožní dávat příkazy jednomu konkrétnímu tvoru, pro kterého byl ovládací předmět stvořen (u zvířat a podobně by to asi mohla bejt i jedna kategorie – třeb<text:span text:style-name="T74">a</text:span> vlk, <text:span text:style-name="T73">golem nebo socha bude vždy jeden konkrétní</text:span>).</text:p>
      <text:list xml:id="list2466797448" text:style-name="L6">
        <text:list-item>
          <text:p text:style-name="P100">Může být omezeno, kde ten předmět funguje. Golema lze třeba ovládat jen v <text:span text:style-name="T75">rámci</text:span> podzemí, nebo dokonce jen v jeho části. <text:span text:style-name="T76">Nebo všude tam, kde jsou na stěnách příslušné runy.</text:span></text:p>
        </text:list-item>
        <text:list-item>
          <text:p text:style-name="P101"><text:soft-page-break/>Příkazy musí postava (i hráč) říkat nahlas a musí být v příslušném jazyce.</text:p>
        </text:list-item>
      </text:list>
      <text:p text:style-name="P31">Upgrade:</text:p>
      <text:p text:style-name="P51">Rituál, který dotyčného tvora sumonne.</text:p>
      <text:h text:style-name="Heading_20_2" text:outline-level="2"><text:span text:style-name="T66">Spotřební</text:span> předměty</text:h>
      <text:h text:style-name="Heading_20_4" text:outline-level="4">Kouzelné přesýpací hodiny</text:h>
      <text:p text:style-name="P66">Dokud se písek sype, stojí čas.</text:p>
      <text:p text:style-name="P66">/* <text:span text:style-name="T129">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2485628468" text:style-name="L7">
        <text:list-item>
          <text:p text:style-name="P102">Je to recpet, takže se na to musí shánět ingredience.</text:p>
        </text:list-item>
        <text:list-item>
          <text:p text:style-name="P102">Je to rituál, musí se provést na konkrétním místě (což může být i v jiném dungeonu).</text:p>
        </text:list-item>
        <text:list-item>
          <text:p text:style-name="P103">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21" text:outline-level="3">Hole</text:h>
      <text:p text:style-name="P47">Nabíjení staffek: Asi by to mohlo jít. V určitých dungeonech může být k nalezení rituál, který umožní omezený nabíjení:</text:p>
      <text:list xml:id="list2974168198" text:style-name="L8">
        <text:list-item>
          <text:p text:style-name="P104"><text:soft-page-break/>jen určitého druhu předmětů (např. jen rubíny, tzn. ohnivá kouzla).</text:p>
        </text:list-item>
        <text:list-item>
          <text:p text:style-name="P105">V omezené míře (je nutné někde najít nabitý rubín a z něj pak energii rituálem „přelít“ do staffky<text:span text:style-name="T72">)</text:span>.</text:p>
        </text:list-item>
      </text:list>
      <text:h text:style-name="P136" text:outline-level="4">Hůl ohně</text:h>
      <text:p text:style-name="P27">Duše</text:p>
      <text:p text:style-name="P18">Na konci hole jsou tři velké, žhnoucí rubíny. <text:span text:style-name="T35">Do dřeva je vyrytý nápis staroelfskými runami: </text:span><text:span text:style-name="T8">Ohnivá koule</text:span><text:span text:style-name="T37">. </text:span><text:span text:style-name="T41">Po každém seslání Ohnivé koule jeden z rubínů pohasne.</text:span></text:p>
      <text:h text:style-name="P122" text:outline-level="3"><text:span text:style-name="T41">R</text:span><text:span text:style-name="T36">eagenty</text:span></text:h>
      <text:p text:style-name="P75"><text:span text:style-name="T59">Č</text:span><text:span text:style-name="T36">ervená, zelená, modrá, čirá, černá.</text:span></text:p>
      <text:p text:style-name="P75"><text:span text:style-name="T36">/* </text:span><text:span text:style-name="T60">Na to by se asi spíš hodily žetony..</text:span><text:span text:style-name="T36"> */</text:span></text:p>
      <text:h text:style-name="Heading_20_3" text:outline-level="3"><text:span text:style-name="T41">L</text:span><text:span text:style-name="T36">ektvary</text:span></text:h>
      <text:p text:style-name="P42">Standardní trvání lektvarů je „několik minut“. Míní se tím jeden boj (do 20 kol) a něco málo před tím a po tom.</text:p>
      <text:list xml:id="list2050363232" text:style-name="L9">
        <text:list-item>
          <text:p text:style-name="P95">Lektvary a elixíry se nepřipoutávají.</text:p>
        </text:list-item>
        <text:list-item>
          <text:p text:style-name="P96">Když v průběhu působení jednoho lektvaru vypiješ jiný, ten první přestane účinkovat.</text:p>
          <text:list>
            <text:list-item>
              <text:p text:style-name="P106"><text:span text:style-name="T52">J</text:span><text:span text:style-name="T51">e </text:span><text:span text:style-name="T52">to</text:span><text:span text:style-name="T36"> jediná možnost, jak působení lektvaru ukončit předčasně.</text:span></text:p>
            </text:list-item>
          </text:list>
        </text:list-item>
      </text:list>
      <text:h text:style-name="Heading_20_4" text:outline-level="4">Éterický <text:span text:style-name="T83">elixír</text:span></text:h>
      <text:p text:style-name="P52"><text:span text:style-name="T85">Po p</text:span>ožití tohoto <text:span text:style-name="T84">elixíru</text:span> <text:span text:style-name="T80">spolu se vším, co neseš,</text:span> <text:span text:style-name="T82">částečně zprůsvitníš a</text:span> výrazně <text:span text:style-name="T79">se ti</text:span> sníží hmotnost.</text:p>
      <text:list xml:id="list136607153" text:style-name="L10">
        <text:list-item>
          <text:p text:style-name="P108">Můžeš skákat dvakrát tak daleko a vysoko.</text:p>
        </text:list-item>
        <text:list-item>
          <text:p text:style-name="P109"><text:soft-page-break/>Máš <text:span text:style-name="T81">výhodu při plížení a skrývání.</text:span></text:p>
        </text:list-item>
        <text:list-item>
          <text:p text:style-name="P108">V boji máš nevýhodu, protože tvé tělo reaguje jinak, než jsi zvyklý.</text:p>
        </text:list-item>
        <text:list-item>
          <text:p text:style-name="P107"><text:span text:style-name="T99">Šplhání je pro tebe výrazně jednodušší. Je to podobný rozdíl, jak když máš nebo nemáš dovednost </text:span><text:span text:style-name="T21">šplhání</text:span><text:span text:style-name="T99"> (lektvar ti pomůže, i když ji máš).</text:span></text:p>
        </text:list-item>
      </text:list>
      <text:h text:style-name="Heading_20_4" text:outline-level="4">Lektvar ohnivého dechu</text:h>
      <text:p text:style-name="P32">Dosah: kontaktní<text:line-break/><text:span text:style-name="T86">Fyzický útok ohněm, Finesou proti Finese: 1/1k4</text:span></text:p>
      <text:p text:style-name="P53">Po <text:span text:style-name="T130">dobu působení</text:span> dokážeš vydechovat oheň. <text:span text:style-name="T88">Dechem můžeš útočit, použít jej na </text:span><text:span text:style-name="T19">vytv</text:span><text:span text:style-name="T20">o</text:span><text:span text:style-name="T19">ření výhody</text:span><text:span text:style-name="T50">,</text:span><text:span text:style-name="T87"> a podobně.</text:span></text:p>
      <text:h text:style-name="P137" text:outline-level="4">Lektvar <text:span text:style-name="T89">síly</text:span></text:h>
      <text:p text:style-name="P40">Zv<text:span text:style-name="T95">ýší</text:span> Sílu o <text:span text:style-name="T91">1</text:span>.</text:p>
      <text:h text:style-name="P137" text:outline-level="4">Lektvar <text:span text:style-name="T89">mrštnosti</text:span></text:h>
      <text:p text:style-name="P41">Zv<text:span text:style-name="T95">ýší</text:span> Finesu o <text:span text:style-name="T91">1</text:span>.</text:p>
      <text:h text:style-name="P138" text:outline-level="4">Lektvar <text:span text:style-name="T90">duševní síly</text:span></text:h>
      <text:p text:style-name="P41">Zv<text:span text:style-name="T95">ýší</text:span> <text:span text:style-name="T90">Duši</text:span> o <text:span text:style-name="T91">1</text:span>.</text:p>
      <text:h text:style-name="P139" text:outline-level="4">Lektvar <text:span text:style-name="T92">obří</text:span> <text:span text:style-name="T89">síly</text:span></text:h>
      <text:p text:style-name="P41">Zv<text:span text:style-name="T95">ýší</text:span> Sílu o <text:span text:style-name="T92">2, ale sníží Duši a Finesu o 1</text:span>.</text:p>
      <text:h text:style-name="P139" text:outline-level="4">Lektvar <text:span text:style-name="T93">protřelosti</text:span></text:h>
      <text:p text:style-name="P41">Zv<text:span text:style-name="T95">ýší</text:span> Finesu o <text:span text:style-name="T94">2, ale sníží Sílu a Duši o 1</text:span>.</text:p>
      <text:h text:style-name="P139" text:outline-level="4">Lektvar <text:span text:style-name="T90">duševní moci</text:span></text:h>
      <text:p text:style-name="P41">Zv<text:span text:style-name="T95">ýší</text:span> <text:span text:style-name="T90">Duši</text:span> o <text:span text:style-name="T92">2, ale sníží Sílu a Finesu o 1</text:span>.</text:p>
      <text:h text:style-name="Heading_20_4" text:outline-level="4"><text:soft-page-break/>Lektvar pronikavého sluchu</text:h>
      <text:p text:style-name="P56">Zvuky z krátké vzdálenosti slyšíš mnohonásobně silněji. <text:span text:style-name="T97">Postřehneš</text:span> například zvuk dechu či tep srdce i za stěnou či za zavřenými dveřmi. <text:span text:style-name="T98">Hovor uslyšíš </text:span>skrz několik metrů skály.</text:p>
      <text:list xml:id="list2728278657" text:style-name="L11">
        <text:list-item>
          <text:p text:style-name="P110">Pokud <text:span text:style-name="T98">poblíž</text:span> tebe zazní silnější zvuk než hlasitý hovor, budeš mít v příštím kole nevýhodu na všechny hody.</text:p>
        </text:list-item>
      </text:list>
      <text:h text:style-name="Heading_20_4" text:outline-level="4">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100">Zranění jedem sice vyléčí, ale jed samotný z těla neodstraní, takže pokud ještě neskončila doba latence nebo působení jedu, bude se normálně házet na zranění.</text:span></text:p>
      <text:h text:style-name="P123" text:outline-level="3">Oleje</text:h>
      <text:p text:style-name="P62"><text:span text:style-name="T55">T</text:span><text:span text:style-name="T36">rvání je stejné jako u lektvarů a elixírů (několik minut). Oleje se ale nepijí, místo toho se jimi potírá tělo nebo předmět </text:span><text:span text:style-name="T56">(zhruba do velikosti člověka)</text:span><text:span text:style-name="T36">. </text:span><text:span text:style-name="T56">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101">malé/střední/velké</text:span> odolnosti proti Mrazu/Ohni/<text:span text:style-name="T103">Blesku/</text:span>Kyselině</text:h>
      <text:p text:style-name="P63">Snižuje zranění <text:span text:style-name="T102">určeným</text:span> elementem o 1/2/3 (podle síly oleje).</text:p>
      <text:h text:style-name="Heading_20_3" text:outline-level="3"><text:soft-page-break/>Výbušniny a hořlaviny</text:h>
      <text:h text:style-name="Heading_20_4" text:outline-level="4">Ohnivá hlína</text:h>
      <text:p text:style-name="P34">Fyzický útok <text:span text:style-name="T104">Finesou</text:span> <text:span text:style-name="T108">0</text:span>/1k<text:span text:style-name="T109">10</text:span> <text:span text:style-name="T105">(oheň)</text:span> proti Finese.</text:p>
      <text:p text:style-name="P64">Ohni<text:span text:style-name="T106">vá hlína je hliněná koule velikosti vlašského ořechu. Po nárazu exploduje do plamenné koule o průměru 2 metrů.</text:span></text:p>
      <text:h text:style-name="Heading_20_4" text:outline-level="4">Ž<text:span text:style-name="T107">i</text:span>vý oheň</text:h>
      <text:p text:style-name="P65"><text:span text:style-name="T7">Fyzický útok Finesou </text:span><text:span text:style-name="T22">0/- proti Finese.</text:span><text:span text:style-name="T110"><text:line-break/></text:span><text:span text:style-name="T22">Zranění 1k6 (oheň) každé kolo po dobu 5 kol.</text:span></text:p>
      <text:p text:style-name="P65">Živý oheň se uchovává ve formě tekutiny v pečlivě uzavřených skleněných flakónech. Jakýkoliv kontakt se vzduchem tekutinu zapálí. <text:span text:style-name="T111">Flakón sám o sobě nezraňuje, na zranění se hází, jako by šlo o obyčejný zápalný olej. </text:span><text:span text:style-name="T23">Živý oheň</text:span><text:span text:style-name="T111"> je možné uhasit jen kouzlem.</text:span></text:p>
      <text:h text:style-name="P112" text:outline-level="1"><text:span text:style-name="T41">T</text:span><text:span text:style-name="T36">rpaslické předměty</text:span></text:h>
      <text:h text:style-name="Heading_20_4" text:outline-level="4">Opakovací kuše</text:h>
      <text:h text:style-name="Heading_20_4" text:outline-level="4">Šipkový štít</text:h>
      <text:p text:style-name="P80">Vystřeluje ocelovou šipku z prostředku šípu (krátký dostřel, zranění 1).</text:p>
      <text:h text:style-name="P140" text:outline-level="4">Štít pomalého pádu</text:h>
      <text:p text:style-name="P81">/* možná spíš zbroj */</text:p>
      <text:p text:style-name="P86">Na tento štít jde nastoupit a bezpečně klesat jako s kouzlem <text:span text:style-name="T7">pomalý pád</text:span>.</text:p>
      <text:h text:style-name="Heading_20_4" text:outline-level="4">Jehelníček</text:h>
      <text:p text:style-name="P88"><text:span text:style-name="T135">Tento štít</text:span> umí přitahovat okolo letící šípy, <text:span text:style-name="T135">šipky, vrhací zbraně a podobně. Když vyslovíš formuli </text:span><text:span text:style-name="T27">„Dahar bhor“</text:span><text:span text:style-name="T135">, všechny takové projektily letící ze směru, do kterého štít nastavíš, a které by proletěly v kontaktní vzdálenosti od tebe, změní směr a zabodnou se do něj. Je to </text:span><text:span text:style-name="T25">plná obrana</text:span><text:span text:style-name="T135">, proti všem těmto útokům se tedy bráníš s bonusem +2.</text:span></text:p>
      <text:h text:style-name="Heading_20_4" text:outline-level="4">Runotepecké pero</text:h>
      <text:p text:style-name="P89">Když máš toto ocelové psací pero připoutané, můžeš ho „namočit“ do libovolného kovu a pak <text:span text:style-name="T136">jím</text:span> psát. Kov není třeba před použitím roztavit, pero ho „nasaje“, i <text:span text:style-name="T136">když je</text:span> v pevném s<text:span text:style-name="T136">kupenství</text:span>. <text:span text:style-name="T137">Před „nasátím“ dalšího kovu je třeba nejprve „vypsat“ ten stávající.</text:span></text:p>
      <text:h text:style-name="Heading_20_4" text:outline-level="4">Trpaslický cepín</text:h>
      <text:p text:style-name="P90">- <text:span text:style-name="T138">počítá se jako plnohodnotná těžká jednoruční zbraň (má zranění 2).</text:span></text:p>
      <text:p text:style-name="P90"><text:soft-page-break/>Když tento cepín zasekneš do něčeho pevného a vyslovíš slova <text:span text:style-name="T26">„</text:span><text:span text:style-name="T28">A</text:span><text:span text:style-name="T26">bador gadar!“</text:span>, nepůjde z toho žádným způsobem dostat, dokud neřekneš <text:span text:style-name="T26">„</text:span><text:span text:style-name="T28">A</text:span><text:span text:style-name="T26">bador horb!“</text:span> - poté naopak půjde snadno vytáhnout. Dokud jej máš připoutaný, jde také zaseknout do skály, jako kdyby to byl led.</text:p>
      <text:h text:style-name="Heading_20_4" text:outline-level="4">Trpaslické mačky</text:h>
      <text:p text:style-name="P87">Když máš tato stoupací železa nasazená a magicky připoutaná, dokážeš je zaseknout i do pevné skály. Můžeš tedy s nimi šplhat po kamenné stěně, jako kdyby to byl ledovec.</text:p>
      <text:h text:style-name="P113" text:outline-level="1">Orkské předměty</text:h>
      <text:h text:style-name="Heading_20_4" text:outline-level="4"><text:span text:style-name="T61">O</text:span><text:span text:style-name="T36">rkské lano</text:span></text:h>
      <text:p text:style-name="Text_20_body"><text:span text:style-name="T36">- </text:span><text:span text:style-name="T61">Na rozdíl od elfského lana se na povel nerozvazuje, ale naopak se pokusí přivázat na něco poblíž.</text:span></text:p>
      <text:h text:style-name="P114" text:outline-level="1"><text:span text:style-name="T41">Nezpracovan</text:span><text:span text:style-name="T49">é</text:span><text:span text:style-name="T41"> </text:span><text:span text:style-name="T49">předměty</text:span></text:h>
      <text:h text:style-name="Heading_20_4" text:outline-level="4"><text:span text:style-name="T49">N</text:span><text:span text:style-name="T36">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53">P</text:span><text:span text:style-name="T36">ředmět je po dobu působení prakticky nezničitelný </text:span><text:span text:style-name="T54">(je ho možné použít jako improvizovanou zbraň)</text:span><text:span text:style-name="T36">. </text:span><text:span text:style-name="T53">Na živé tvory neúčinkuje.</text:span></text:p>
      <text:h text:style-name="Heading_20_4" text:outline-level="4">Protijed</text:h>
      <text:p text:style-name="P55">Snižuje sílu jedu o 4. <text:span text:style-name="T96">Když je podán v době latence, tak sníží oba hody na zranění. Když v době působení, tak jen ten druhý.</text:span></text:p>
      <text:p text:style-name="P55">/* <text:span text:style-name="T131">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0T12:14:08.946000000</dc:date>
    <meta:print-date>2113-01-01T00:00:00</meta:print-date>
    <meta:editing-cycles>10201</meta:editing-cycles>
    <meta:editing-duration>P30DT12H39M20S</meta:editing-duration>
    <meta:generator>LibreOffice/6.0.5.2$Windows_X86_64 LibreOffice_project/54c8cbb85f300ac59db32fe8a675ff7683cd5a16</meta:generator>
    <dc:creator>York </dc:creator>
    <meta:document-statistic meta:table-count="0" meta:image-count="0" meta:object-count="0" meta:page-count="20" meta:paragraph-count="226" meta:word-count="2525" meta:character-count="15225" meta:non-whitespace-character-count="12937"/>
  </office:meta>
</office:document-meta>
</file>